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1d7" officeooo:paragraph-rsid="000981d7"/>
    </style:style>
    <style:style style:name="P2" style:family="paragraph" style:parent-style-name="Standard">
      <style:text-properties officeooo:rsid="0009fdf2" officeooo:paragraph-rsid="0009fdf2"/>
    </style:style>
    <style:style style:name="P3" style:family="paragraph" style:parent-style-name="Standard">
      <style:text-properties officeooo:paragraph-rsid="0009fdf2"/>
    </style:style>
    <style:style style:name="P4" style:family="paragraph" style:parent-style-name="Standard">
      <style:text-properties officeooo:rsid="000bc0e5" officeooo:paragraph-rsid="000bc0e5"/>
    </style:style>
    <style:style style:name="P5" style:family="paragraph" style:parent-style-name="Standard">
      <style:text-properties officeooo:paragraph-rsid="000bc0e5"/>
    </style:style>
    <style:style style:name="P6" style:family="paragraph" style:parent-style-name="Standard">
      <style:text-properties officeooo:rsid="000c1228" officeooo:paragraph-rsid="000c1228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9fdf2"/>
    </style:style>
    <style:style style:name="T2" style:family="text">
      <style:text-properties fo:font-variant="normal" fo:text-transform="none" fo:color="#111111" style:font-name="Source Sans Pro" fo:font-size="12pt" fo:letter-spacing="normal" fo:font-style="normal" fo:font-weight="normal"/>
    </style:style>
    <style:style style:name="T3" style:family="text">
      <style:text-properties officeooo:rsid="000bc0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ph QL vs REST</text:p>
      <text:p text:style-name="P1"/>
      <text:p text:style-name="P1">1. Graph QL is more flexible and powerful than REST.</text:p>
      <text:p text:style-name="P1">2. Graph QL can enable declarative data fetching.</text:p>
      <text:p text:style-name="P1">3. Graph QL meets the expectation of feature development rather than REST.</text:p>
      <text:p text:style-name="P1">4. Over fetching and Under fetching problems does not occur in Graph QL.</text:p>
      <text:p text:style-name="P1">5. Graph QL is a Single End Point but REST is Multiple End point.</text:p>
      <text:p text:style-name="P1">6. Graph QL is less popular than REST.</text:p>
      <text:p text:style-name="P1">7. <text:span text:style-name="T1">Graph QL has weaker security than REST.</text:span></text:p>
      <text:p text:style-name="P3"><text:span text:style-name="T1">8. Graph QL has JSON respresentation only but REST has multiple formats.</text:span></text:p>
      <text:p text:style-name="P3"><text:span text:style-name="T1">9. Graph QL has no API Versioning but REST has multiple API Versionings.</text:span></text:p>
      <text:p text:style-name="P3"><text:span text:style-name="T1">10. Graph QL lacks automatic caching mechanism.</text:span></text:p>
      <text:p text:style-name="P5"><text:span text:style-name="T3">11. Graph QL uses a client driven-architecure but REST uses server driven-architecture.</text:span></text:p>
      <text:p text:style-name="P6">12. Graph QL has only a single tool is used predominantly for documentation: GraphiQL but REST has a wide range of options for automated documentation, such as OpenAPI and API Blueprint.</text:p>
      <text:p text:style-name="P6"/>
      <text:p text:style-name="P6"/>
      <text:p text:style-name="P6"/>
      <text:p text:style-name="P6"/>
      <text:p text:style-name="P6"/>
      <text:p text:style-name="P4"><text:span text:style-name="T2"/></text:p>
      <text:p text:style-name="P2"><text:span text:style-name="T2"><text:s/>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00:00:34.543402471</meta:creation-date>
    <dc:date>2021-08-31T00:39:10.060904162</dc:date>
    <meta:editing-duration>PT7M54S</meta:editing-duration>
    <meta:editing-cycles>1</meta:editing-cycles>
    <meta:document-statistic meta:table-count="0" meta:image-count="0" meta:object-count="0" meta:page-count="1" meta:paragraph-count="14" meta:word-count="152" meta:character-count="873" meta:non-whitespace-character-count="733"/>
    <meta:generator>LibreOffice/6.4.7.2$Linux_X86_64 LibreOffice_project/40$Build-2</meta:generator>
  </office:meta>
</office:document-meta>
</file>